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Math TeX Gyre" svg:font-family="'DejaVu Math TeX Gyre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text-properties style:font-name="DejaVu Math TeX Gyre" fo:font-size="20pt" fo:font-weight="bold" officeooo:rsid="000944a0" officeooo:paragraph-rsid="000944a0" style:font-size-asian="20pt" style:font-weight-asian="bold" style:font-size-complex="20pt" style:font-weight-complex="bold"/>
    </style:style>
    <style:style style:name="P2" style:family="paragraph" style:parent-style-name="Preformatted_20_Text">
      <style:text-properties style:font-name="DejaVu Math TeX Gyre" fo:font-size="20pt" fo:font-weight="bold" officeooo:paragraph-rsid="000944a0" style:font-size-asian="20pt" style:font-weight-asian="bold" style:font-size-complex="20pt" style:font-weight-complex="bold"/>
    </style:style>
    <style:style style:name="P3" style:family="paragraph" style:parent-style-name="Preformatted_20_Text">
      <style:text-properties style:font-name="DejaVu Math TeX Gyre" fo:font-size="20pt" officeooo:paragraph-rsid="000944a0" style:font-size-asian="20pt" style:font-size-complex="20pt"/>
    </style:style>
    <style:style style:name="P4" style:family="paragraph" style:parent-style-name="Preformatted_20_Text">
      <style:text-properties style:font-name="DejaVu Math TeX Gyre" officeooo:paragraph-rsid="000944a0"/>
    </style:style>
    <style:style style:name="P5" style:family="paragraph" style:parent-style-name="Standard">
      <style:text-properties style:font-name="DejaVu Math TeX Gyre" officeooo:paragraph-rsid="00055962"/>
    </style:style>
    <style:style style:name="P6" style:family="paragraph" style:parent-style-name="Standard">
      <style:text-properties style:font-name="DejaVu Math TeX Gyre" fo:font-size="20pt" officeooo:paragraph-rsid="000944a0" style:font-size-asian="20pt" style:font-size-complex="20pt"/>
    </style:style>
    <style:style style:name="P7" style:family="paragraph" style:parent-style-name="Standard">
      <style:text-properties style:font-name="DejaVu Math TeX Gyre" fo:font-size="20pt" officeooo:paragraph-rsid="00055962" style:font-size-asian="20pt" style:font-size-complex="20pt"/>
    </style:style>
    <style:style style:name="P8" style:family="paragraph" style:parent-style-name="Standard">
      <style:text-properties style:font-name="DejaVu Math TeX Gyre" fo:font-size="20pt" fo:font-weight="bold" officeooo:paragraph-rsid="000944a0" style:font-size-asian="20pt" style:font-weight-asian="bold" style:font-size-complex="20pt" style:font-weight-complex="bold"/>
    </style:style>
    <style:style style:name="T1" style:family="text">
      <style:text-properties officeooo:rsid="00055962"/>
    </style:style>
    <style:style style:name="T2" style:family="text">
      <style:text-properties fo:font-size="16pt" officeooo:rsid="00055962" style:font-size-asian="16pt" style:font-size-complex="16pt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6pt" fo:font-weight="bold" officeooo:rsid="00055962" style:font-size-asian="16pt" style:font-weight-asian="bold" style:font-size-complex="16pt" style:font-weight-complex="bold"/>
    </style:style>
    <style:style style:name="T5" style:family="text">
      <style:text-properties fo:font-weight="bold" officeooo:rsid="00055962" style:font-weight-asian="bold" style:font-weight-complex="bold"/>
    </style:style>
    <style:style style:name="T6" style:family="text">
      <style:text-properties fo:font-weight="bold" officeooo:rsid="000944a0" style:font-weight-asian="bold" style:font-weight-complex="bol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 text:c="70"/><text:span text:style-name="T4">Assignment 2</text:span></text:p>
      <text:p text:style-name="P5"><text:span text:style-name="T4"/></text:p>
      <text:p text:style-name="P6"><text:span text:style-name="T5">1) Which field of the Customers table is the primary key?</text:span></text:p>
      <text:p text:style-name="P6"><text:span text:style-name="T5"/></text:p>
      <text:p text:style-name="P8">Answer: CNUM is the primary key of the Customers table.</text:p>
      <text:p text:style-name="P8"/>
      <text:p text:style-name="P8"/>
      <text:p text:style-name="P1"/>
      <text:p text:style-name="P7"><text:span text:style-name="T5">2) What is the 4th column of the Customers table?</text:span></text:p>
      <text:p text:style-name="P7"><text:span text:style-name="T5"/></text:p>
      <text:p text:style-name="P2">Answer: RATING is the 4th column of the Customers table.</text:p>
      <text:p text:style-name="P2"/>
      <text:p text:style-name="P2"/>
      <text:p text:style-name="P2"/>
      <text:p text:style-name="P7"><text:span text:style-name="T5">3) What is another word for row? For column?</text:span></text:p>
      <text:p text:style-name="P7"><text:span text:style-name="T5"/></text:p>
      <text:p text:style-name="P3"><text:span text:style-name="T5">Answer: Another word for row is Record, Tuple. Another word for column is Attribute.</text:span></text:p>
      <text:p text:style-name="P3"><text:span text:style-name="T5"/></text:p>
      <text:p text:style-name="P3"><text:span text:style-name="T5"/></text:p>
      <text:p text:style-name="P3"><text:span text:style-name="T5"/></text:p>
      <text:p text:style-name="P7"><text:span text:style-name="T5">4) Why isn't it possible to see the first five rows of a table?</text:span></text:p>
      <text:p text:style-name="P7"><text:span text:style-name="T5"/></text:p>
      <text:p text:style-name="P3"><text:span text:style-name="T5">Answer: Rows inside a table are scattered </text:span><text:span text:style-name="T6">in</text:span><text:span text:style-name="T5"> the database server hard disk when we select </text:span><text:soft-page-break/><text:span text:style-name="T5">from a table, the order of rows in the output, depends on the row address. It will always be in ascending order of row address.</text:span><text:span text:style-name="T6">I</text:span><text:span text:style-name="T5">t is not possible to see the first five rows of a table or last </text:span><text:span text:style-name="T6">five</text:span><text:span text:style-name="T5"> rows of a table. </text:span></text:p>
      <text:p text:style-name="P4"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Math TeX Gyre" svg:font-family="'DejaVu Math TeX Gyre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13:50:43.557256581</meta:creation-date>
    <dc:date>2023-09-10T15:15:14.573513934</dc:date>
    <meta:editing-duration>PT19M54S</meta:editing-duration>
    <meta:editing-cycles>2</meta:editing-cycles>
    <meta:generator>LibreOffice/7.3.5.2$Linux_X86_64 LibreOffice_project/30$Build-2</meta:generator>
    <meta:document-statistic meta:table-count="0" meta:image-count="0" meta:object-count="0" meta:page-count="2" meta:paragraph-count="9" meta:word-count="140" meta:character-count="794" meta:non-whitespace-character-count="592"/>
  </office:meta>
</office:document-meta>
</file>